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T1" style:family="text">
      <style:text-properties fo:language="en" fo:country="US"/>
    </style:style>
    <style:style style:name="T2" style:family="text">
      <style:text-properties fo:language="en" fo:country="US" style:text-underline-style="none"/>
    </style:style>
    <style:style style:name="T3" style:family="text">
      <style:text-properties fo:color="#000000" fo:language="en" fo:country="U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text:span text:style-name="T1">Seraphim was born in </text:span><text:a xlink:type="simple" xlink:href="https://en.wikipedia.org/wiki/Jaffa" text:style-name="Internet_20_link" text:visited-style-name="Visited_20_Internet_20_Link"><text:span text:style-name="T3">Jaffa</text:span></text:a><text:span text:style-name="T1"> (now part of Tel Aviv, Israel) in 1934, and was among the first waves of displaced Palestinian refugees to move to Beirut, Lebanon in 1952. She was 14 when her family fled first to Sidon by boat in 1949. After their move to </text:span><text:a xlink:type="simple" xlink:href="https://en.wikipedia.org/wiki/Beirut" text:style-name="Internet_20_link" text:visited-style-name="Visited_20_Internet_20_Link"><text:span text:style-name="T3">Beirut</text:span></text:a><text:span text:style-name="T1">, she worked in refugee relief while attending art classes.</text:span></text:p>
      <text:p text:style-name="Standard"><text:span text:style-name="T1">Whereas her Lebanese contemporaries often take on a figurative style in order to demonstrate the central issues of the Palestinian struggle, Seraphim’s visual language is characterized as having complex layers of overlapping lines and improvisational dream-like imagery. In this way, Seraphim cultivates a shifting reality of infinite depth and creation. Her dream-like imagery also implies the unsteady nature of a long-held memory of a cherished place - and in doing so she transcribes her political concerns regarding her home through the lens of personal and surreal imagery while also encouraging the viewer to actively participate with the imagery presented. When asked, Seraphim cites the source of her surrealist imagery as memories of her childhood. She drew specific inspiration from the faded frescoes of winged beings on the ceiling of her grandfather's home, and former convent, in Jerusalem.</text:span></text:p>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4pt" fo:language="en" fo:country="US"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Arial1"/>
    </style:style>
    <style:style style:name="Caption" style:family="paragraph" style:parent-style-name="Standard" style:class="extra">
      <style:paragraph-properties fo:margin-top="0.212cm" fo:margin-bottom="0.212cm" text:number-lines="false" text:line-number="0"/>
      <style:text-properties style:font-name="Calibri" fo:font-size="14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Ari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Smith</meta:initial-creator>
    <meta:creation-date>2023-11-02T10:38:03.30</meta:creation-date>
    <meta:document-statistic meta:table-count="0" meta:image-count="0" meta:object-count="0" meta:page-count="1" meta:paragraph-count="3" meta:word-count="195" meta:character-count="1222"/>
    <dc:date>2023-11-02T10:43:30.12</dc:date>
    <dc:creator>Frank Smith</dc:creator>
    <meta:editing-duration>PT5M27S</meta:editing-duration>
    <meta:editing-cycles>1</meta:editing-cycles>
    <meta:generator>OpenOffice/4.1.14$Win32 OpenOffice.org_project/4114m1$Build-9811</meta:generator>
  </office:meta>
</office:document-meta>
</file>